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C9BF88BA2003DABC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933cm" svg:height="12.091cm" draw:z-index="0"><draw:image xlink:href="Pictures/1000020100000280000001C9BF88BA2003DABC15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6.933cm" svg:height="12.091cm" draw:z-index="1"><draw:image xlink:href="Pictures/1000020100000280000001C9BF88BA2003DABC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07:13:20.533224495</meta:creation-date>
    <meta:generator>LibreOffice/6.0.7.3$Linux_X86_64 LibreOffice_project/00m0$Build-3</meta:generator>
    <dc:date>2021-05-06T07:19:44.557726374</dc:date>
    <meta:editing-duration>PT6M3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